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9.564cm" table:align="left"/>
    </style:style>
    <style:style style:name="Table1.A" style:family="table-column">
      <style:table-column-properties style:column-width="1.12cm"/>
    </style:style>
    <style:style style:name="Table1.B" style:family="table-column">
      <style:table-column-properties style:column-width="8.444cm"/>
    </style:style>
    <style:style style:name="Table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text-properties officeooo:rsid="000f9b71" officeooo:paragraph-rsid="000f9b71"/>
    </style:style>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1">
      <style:paragraph-properties fo:margin-top="0cm" fo:margin-bottom="0cm" loext:contextual-spacing="false"/>
    </style:style>
    <style:style style:name="P24" style:family="paragraph" style:parent-style-name="Text_20_body" style:list-style-name="L2">
      <style:paragraph-properties fo:margin-top="0cm" fo:margin-bottom="0cm" loext:contextual-spacing="false"/>
    </style:style>
    <style:style style:name="P25" style:family="paragraph" style:parent-style-name="Text_20_body" style:list-style-name="L3">
      <style:paragraph-properties fo:margin-top="0cm" fo:margin-bottom="0cm" loext:contextual-spacing="false"/>
    </style:style>
    <style:style style:name="P26" style:family="paragraph" style:parent-style-name="Text_20_body" style:list-style-name="L4">
      <style:paragraph-properties fo:margin-top="0cm" fo:margin-bottom="0cm" loext:contextual-spacing="false"/>
    </style:style>
    <style:style style:name="P27" style:family="paragraph" style:parent-style-name="Text_20_body" style:list-style-name="L5">
      <style:paragraph-properties fo:margin-top="0cm" fo:margin-bottom="0cm" loext:contextual-spacing="false"/>
    </style:style>
    <style:style style:name="P28" style:family="paragraph" style:parent-style-name="Text_20_body" style:list-style-name="L6">
      <style:paragraph-properties fo:margin-top="0cm" fo:margin-bottom="0cm" loext:contextual-spacing="false"/>
    </style:style>
    <style:style style:name="P29" style:family="paragraph" style:parent-style-name="Text_20_body" style:list-style-name="L7">
      <style:paragraph-properties fo:margin-top="0cm" fo:margin-bottom="0cm" loext:contextual-spacing="false"/>
    </style:style>
    <style:style style:name="P30" style:family="paragraph" style:parent-style-name="Text_20_body" style:list-style-name="L8">
      <style:paragraph-properties fo:margin-top="0cm" fo:margin-bottom="0cm" loext:contextual-spacing="false"/>
    </style:style>
    <style:style style:name="P31" style:family="paragraph" style:parent-style-name="Text_20_body" style:list-style-name="L11">
      <style:paragraph-properties fo:margin-top="0cm" fo:margin-bottom="0cm" loext:contextual-spacing="false"/>
    </style:style>
    <style:style style:name="P32" style:family="paragraph" style:parent-style-name="Text_20_body" style:list-style-name="L12">
      <style:paragraph-properties fo:margin-top="0cm" fo:margin-bottom="0cm" loext:contextual-spacing="false"/>
    </style:style>
    <style:style style:name="P33" style:family="paragraph" style:parent-style-name="Text_20_body" style:list-style-name="L13">
      <style:paragraph-properties fo:margin-top="0cm" fo:margin-bottom="0cm" loext:contextual-spacing="false"/>
    </style:style>
    <style:style style:name="P34" style:family="paragraph" style:parent-style-name="Text_20_body" style:list-style-name="L14">
      <style:paragraph-properties fo:margin-top="0cm" fo:margin-bottom="0cm" loext:contextual-spacing="false"/>
    </style:style>
    <style:style style:name="P35" style:family="paragraph" style:parent-style-name="Text_20_body" style:list-style-name="L15">
      <style:paragraph-properties fo:margin-top="0cm" fo:margin-bottom="0cm" loext:contextual-spacing="false"/>
    </style:style>
    <style:style style:name="P36" style:family="paragraph" style:parent-style-name="Heading_20_2">
      <style:text-properties officeooo:rsid="000f9b71" officeooo:paragraph-rsid="000f9b71"/>
    </style:style>
    <style:style style:name="P37" style:family="paragraph" style:parent-style-name="Heading_20_2">
      <style:text-properties officeooo:paragraph-rsid="00115adb"/>
    </style:style>
    <style:style style:name="P38" style:family="paragraph" style:parent-style-name="Table_20_Contents">
      <style:text-properties officeooo:paragraph-rsid="000f9b71"/>
    </style:style>
    <style:style style:name="P39" style:family="paragraph" style:parent-style-name="Preformatted_20_Text">
      <style:paragraph-properties fo:margin-top="0cm" fo:margin-bottom="0.499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text:p>
      <text:p text:style-name="P18"/>
      <text:p text:style-name="Text_20_body"/>
      <text:p text:style-name="P18"/>
      <text:p text:style-name="P18"/>
      <text:p text:style-name="P18">Standard devices and redirection</text:p>
      <text:h text:style-name="P36" text:outline-level="2"><text:bookmark text:name="streams"/>Streams</text:h>
      <text:p text:style-name="Text_20_body">Input and output in the Linux environment is distributed across three streams. These streams are:</text:p>
      <text:list xml:id="list6315295007912450641" text:style-name="L18">
        <text:list-item>
          <text:p text:style-name="P19"><text:span text:style-name="Strong_20_Emphasis">standard input</text:span> (<text:span text:style-name="Strong_20_Emphasis">stdin</text:span>)</text:p>
        </text:list-item>
        <text:list-item>
          <text:p text:style-name="P19"><text:span text:style-name="Strong_20_Emphasis">standard output</text:span> (<text:span text:style-name="Strong_20_Emphasis">stdout</text:span>)</text:p>
        </text:list-item>
        <text:list-item>
          <text:p text:style-name="P19"><text:span text:style-name="Strong_20_Emphasis">standard error</text:span> (<text:span text:style-name="Strong_20_Emphasis">stderr</text:span>)</text:p>
        </text:list-item>
      </text:list>
      <text:p text:style-name="Text_20_body">The streams are also numbered: </text:p>
      <text:list xml:id="list1476727216912382588" text:style-name="L19">
        <text:list-item>
          <text:p text:style-name="P20"><text:span text:style-name="Strong_20_Emphasis">stdin</text:span> (<text:span text:style-name="Strong_20_Emphasis">0</text:span>)</text:p>
        </text:list-item>
        <text:list-item>
          <text:p text:style-name="P20"><text:span text:style-name="Strong_20_Emphasis">stdout</text:span> (<text:span text:style-name="Strong_20_Emphasis">1</text:span>)</text:p>
        </text:list-item>
        <text:list-item>
          <text:p text:style-name="P20"><text:span text:style-name="Strong_20_Emphasis">stderr</text:span> (<text:span text:style-name="Strong_20_Emphasis">2</text:span>)</text:p>
        </text:list-item>
      </text:list>
      <text:p text:style-name="Text_20_body">During standard interactions between the user and the terminal, standard input is transmitted through the user's keyboard. Standard output and standard error are displayed on the user's terminal as text. Collectively, the three streams are referred to as the <text:span text:style-name="Emphasis">standard streams</text:span>. </text:p>
      <text:h text:style-name="P36" text:outline-level="2"><text:bookmark text:name="standard-input"/>Standard Input</text:h>
      <text:p text:style-name="Text_20_body">The standard input stream typically carries data from a user to a program. Programs that expect standard input usually receive input from a device, such as a keyboard. Standard input is terminated by reaching EOF (end-of-file). As described by its name, EOF indicates that there is no more data to be read. </text:p>
      <text:p text:style-name="Text_20_body">To see standard input in action, run the <text:span text:style-name="Emphasis">cat</text:span> program. Cat stands for concatenate, which means to link or combine something. It is commonly used to combine the contents of two files. When run on its own, cat opens a looping prompt.</text:p>
      <text:p text:style-name="P39"><text:span text:style-name="Source_20_Text">cat</text:span></text:p>
      <text:p text:style-name="Text_20_body">After opening cat, type a series of numbers as it is running.</text:p>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39"><text:span text:style-name="Source_20_Text">ctrl-d</text:span></text:p>
      <text:p text:style-name="Text_20_body">When you type a number and press enter, you are sending standard input to the running cat <text:soft-page-break/>program, which is expecting said input. In turn, the cat program is sending your input back to the terminal display as standard output. </text:p>
      <text:p text:style-name="Text_20_body">EOF can be input by the user by pressing ctrl-d. After the cat program receives EOF, it stops.</text:p>
      <text:h text:style-name="Heading_20_2" text:outline-level="2"><text:bookmark text:name="standard-output"/>Standard Output</text:h>
      <text:p text:style-name="Text_20_body">Standard output writes the data that is generated by a program. When the standard output stream is not redirected, it will output text to the terminal. Try the following example:</text:p>
      <text:p text:style-name="P39"><text:span text:style-name="Source_20_Text">echo Sent to the terminal through standard output</text:span></text:p>
      <text:p text:style-name="Text_20_body">When used without any additional options, the <text:span text:style-name="Strong_20_Emphasis">echo</text:span> command displays any argument that is passed to it on the command line. An argument is something that is received by a program. </text:p>
      <text:p text:style-name="Text_20_body">Run echo without any arguments:</text:p>
      <text:p text:style-name="P39"><text:span text:style-name="Source_20_Text">echo</text:span></text:p>
      <text:p text:style-name="Text_20_body">It will return an empty line, since there are no arguments.</text:p>
      <text:h text:style-name="Heading_20_2" text:outline-level="2"><text:bookmark text:name="standard-error"/>Standard Error</text:h>
      <text:p text:style-name="Text_20_body">Standard error writes the errors generated by a program that has failed at some point in its execution. Like standard output, the default destination for this stream is the terminal display. </text:p>
      <text:p text:style-name="Text_20_body">When a program's standard error stream is piped to a second program, the piped data (consisting of program errors) is simultaneously sent to the terminal as well.</text:p>
      <text:p text:style-name="Text_20_body">Let's see a basic example of standard error using the ls command. <text:span text:style-name="Emphasis">ls</text:span> lists a directory's contents. </text:p>
      <text:p text:style-name="Text_20_body">When run without an argument, ls lists the contents within the current directory. If ls is run with a directory as an argument, it will list the contents of the provided directory.</text:p>
      <text:p text:style-name="P39"><text:span text:style-name="Source_20_Text">ls % </text:span></text:p>
      <text:p text:style-name="Text_20_body">Since % is not an existing directory, this will send the following text to standard error:</text:p>
      <text:p text:style-name="P39"><text:span text:style-name="Source_20_Text">ls: cannot access %: No such file or directory</text:span></text:p>
      <text:h text:style-name="Heading_20_2" text:outline-level="2"><text:bookmark text:name="stream-redirection1"/>Stream Redirection</text:h>
      <text:p text:style-name="Text_20_body">Linux includes redirection commands for each stream. These commands write standard output to a file. If a non-existent file is targetted (either by a single-bracket or double-bracket command), a new file with that name will be created prior to writing.</text:p>
      <text:p text:style-name="Text_20_body">Commands with a single bracket <text:span text:style-name="Emphasis">overwrite</text:span> the destination's existing contents.</text:p>
      <text:p text:style-name="Text_20_body"><text:span text:style-name="Strong_20_Emphasis">Overwrite</text:span></text:p>
      <text:list xml:id="list4248030614640561234" text:style-name="L20">
        <text:list-item>
          <text:p text:style-name="P21"><text:span text:style-name="Strong_20_Emphasis">&gt;</text:span> - standard output</text:p>
        </text:list-item>
        <text:list-item>
          <text:p text:style-name="P21"><text:span text:style-name="Strong_20_Emphasis">&lt;</text:span> - standard input</text:p>
        </text:list-item>
        <text:list-item>
          <text:p text:style-name="P21"><text:soft-page-break/><text:span text:style-name="Strong_20_Emphasis">2&gt;</text:span> - standard error</text:p>
        </text:list-item>
      </text:list>
      <text:p text:style-name="Text_20_body">Commands with a double bracket <text:span text:style-name="Emphasis">do not</text:span> overwrite the destination's existing contents.</text:p>
      <text:p text:style-name="Text_20_body"><text:span text:style-name="Strong_20_Emphasis">Append</text:span></text:p>
      <text:list xml:id="list6423699589247810311" text:style-name="L21">
        <text:list-item>
          <text:p text:style-name="P22"><text:span text:style-name="Strong_20_Emphasis">&gt;&gt;</text:span> - standard output</text:p>
        </text:list-item>
        <text:list-item>
          <text:p text:style-name="P22"><text:span text:style-name="Strong_20_Emphasis">&lt;&lt;</text:span> - standard input</text:p>
        </text:list-item>
        <text:list-item>
          <text:p text:style-name="P22"><text:span text:style-name="Strong_20_Emphasis">2&gt;&gt;</text:span> - standard error</text:p>
        </text:list-item>
      </text:list>
      <text:p text:style-name="Text_20_body">Let's see an example:</text:p>
      <text:p text:style-name="Preformatted_20_Text"><text:span text:style-name="Source_20_Text">cat &gt; write_to_me.txt</text:span></text:p>
      <text:p text:style-name="Preformatted_20_Text"><text:span text:style-name="Source_20_Text">a</text:span></text:p>
      <text:p text:style-name="Preformatted_20_Text"><text:span text:style-name="Source_20_Text">b</text:span></text:p>
      <text:p text:style-name="Preformatted_20_Text"><text:span text:style-name="Source_20_Text">c</text:span></text:p>
      <text:p text:style-name="P39"><text:span text:style-name="Source_20_Text">ctrl-d</text:span></text:p>
      <text:p text:style-name="Text_20_body">Here, cat is being used to write to a file, which is created as a result of the loop. </text:p>
      <text:p text:style-name="Text_20_body">View the contents of write<text:span text:style-name="Emphasis">to</text:span>me.txt using cat:</text:p>
      <text:p text:style-name="P39"><text:span text:style-name="Source_20_Text">cat write_to_me.txt</text:span></text:p>
      <text:p text:style-name="Text_20_body">It should have the following contents:</text:p>
      <text:p text:style-name="Preformatted_20_Text"><text:span text:style-name="Source_20_Text">a</text:span></text:p>
      <text:p text:style-name="Preformatted_20_Text"><text:span text:style-name="Source_20_Text">b</text:span></text:p>
      <text:p text:style-name="P39"><text:span text:style-name="Source_20_Text">c</text:span></text:p>
      <text:p text:style-name="Text_20_body">Redirect cat to write<text:span text:style-name="Emphasis">to</text:span>me.txt again, and enter three numbers.</text:p>
      <text:p text:style-name="Preformatted_20_Text"><text:span text:style-name="Source_20_Text">cat &gt; write_to_me.txt</text:span></text:p>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39"><text:span text:style-name="Source_20_Text">ctrl-d</text:span></text:p>
      <text:p text:style-name="Text_20_body">When you use cat to view write<text:span text:style-name="Emphasis">to</text:span>me.txt, you will see the following:</text:p>
      <text:p text:style-name="Preformatted_20_Text"><text:span text:style-name="Source_20_Text">1</text:span></text:p>
      <text:p text:style-name="Preformatted_20_Text"><text:span text:style-name="Source_20_Text">2</text:span></text:p>
      <text:p text:style-name="P39"><text:span text:style-name="Source_20_Text">3</text:span></text:p>
      <text:p text:style-name="Text_20_body">The prior contents are no longer there, as the file was overwritten by the single-bracket command.</text:p>
      <text:p text:style-name="Text_20_body">Do one more cat redirection, this time using double brackets:</text:p>
      <text:p text:style-name="Preformatted_20_Text"><text:span text:style-name="Source_20_Text">cat &gt;&gt; write_to_me.txt</text:span></text:p>
      <text:p text:style-name="Preformatted_20_Text"><text:span text:style-name="Source_20_Text">a</text:span></text:p>
      <text:p text:style-name="Preformatted_20_Text"><text:span text:style-name="Source_20_Text">b</text:span></text:p>
      <text:p text:style-name="Preformatted_20_Text"><text:span text:style-name="Source_20_Text">c</text:span></text:p>
      <text:p text:style-name="P39"><text:span text:style-name="Source_20_Text">ctrl-d</text:span></text:p>
      <text:p text:style-name="Text_20_body">Open write<text:span text:style-name="Emphasis">to</text:span>me.txt again, and you will see this:</text:p>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oft-page-break/><text:span text:style-name="Source_20_Text">a</text:span></text:p>
      <text:p text:style-name="Preformatted_20_Text"><text:span text:style-name="Source_20_Text">b</text:span></text:p>
      <text:p text:style-name="P39"><text:span text:style-name="Source_20_Text">c</text:span></text:p>
      <text:p text:style-name="Text_20_body">The file now contains text from both uses of cat, as the second one did not override the first one.</text:p>
      <text:h text:style-name="Heading_20_2" text:outline-level="2"><text:bookmark text:name="pipes"/>Pipes</text:h>
      <text:p text:style-name="Text_20_body">Pipes are used to redirect a stream from one program to another. When a program's standard output is sent to another through a pipe, the first program's data, which is received by the second program, will not be displayed on the terminal. Only the filtered data returned by the second program will be displayed.</text:p>
      <text:p text:style-name="Text_20_body">The Linux <text:span text:style-name="Emphasis">pipe</text:span> is represented by a vertical bar.</text:p>
      <text:p text:style-name="P39"><text:span text:style-name="Source_20_Text">*|*</text:span></text:p>
      <text:p text:style-name="Text_20_body">An example of a command using a pipe:</text:p>
      <text:p text:style-name="P39"><text:span text:style-name="Source_20_Text">ls | less</text:span></text:p>
      <text:p text:style-name="Text_20_body">This takes the output of ls, which displays the contents of your current directory, and <text:span text:style-name="Emphasis">pipes</text:span> it to the <text:span text:style-name="Emphasis">less</text:span> program. less displays the data sent to it one line at a time. </text:p>
      <text:p text:style-name="Text_20_body">ls normally displays directory contents across multiple rows. When you run it through less, each entry is placed on a new line. </text:p>
      <text:p text:style-name="Text_20_body">Though the functionality of the pipe may appear to be similar to that of <text:span text:style-name="Strong_20_Emphasis">&gt;</text:span> and <text:span text:style-name="Strong_20_Emphasis">&gt;&gt;</text:span> (standard output redirect), the distinction is that pipes redirect data from one command to another, while <text:span text:style-name="Strong_20_Emphasis">&gt;</text:span> and <text:span text:style-name="Strong_20_Emphasis">&gt;&gt;</text:span> are used to redirect exclusively to files.</text:p>
      <text:p text:style-name="Text_20_body"><text:bookmark text:name="stream-redirection"/></text:p>
      <text:p text:style-name="P18"/>
      <table:table table:name="Table1" table:style-name="Table1">
        <table:table-column table:style-name="Table1.A"/>
        <table:table-column table:style-name="Table1.B"/>
        <table:table-header-rows>
          <table:table-row>
            <table:table-cell table:style-name="Table1.A1" office:value-type="string">
              <text:p text:style-name="P38">Filter</text:p>
            </table:table-cell>
            <table:table-cell table:style-name="Table1.A1" office:value-type="string">
              <text:p text:style-name="P38">What it does</text:p>
            </table:table-cell>
          </table:table-row>
        </table:table-header-rows>
        <table:table-row>
          <table:table-cell table:style-name="Table1.A1" office:value-type="string">
            <text:p text:style-name="P38">cat</text:p>
          </table:table-cell>
          <table:table-cell table:style-name="Table1.A1" office:value-type="string">
            <text:p text:style-name="P38">Copies input direct to output.</text:p>
          </table:table-cell>
        </table:table-row>
        <table:table-row>
          <table:table-cell table:style-name="Table1.A1" office:value-type="string">
            <text:p text:style-name="P38">head</text:p>
          </table:table-cell>
          <table:table-cell table:style-name="Table1.A1" office:value-type="string">
            <text:p text:style-name="P38">Shows beginning of a file (default 10 lines).</text:p>
          </table:table-cell>
        </table:table-row>
        <table:table-row>
          <table:table-cell table:style-name="Table1.A1" office:value-type="string">
            <text:p text:style-name="P38">tail</text:p>
          </table:table-cell>
          <table:table-cell table:style-name="Table1.A1" office:value-type="string">
            <text:p text:style-name="P38">Shows end of a file (default 10 lines).</text:p>
          </table:table-cell>
        </table:table-row>
        <table:table-row>
          <table:table-cell table:style-name="Table1.A1" office:value-type="string">
            <text:p text:style-name="P38">wc</text:p>
          </table:table-cell>
          <table:table-cell table:style-name="Table1.A1" office:value-type="string">
            <text:p text:style-name="P38">Counts characters, words and lines.</text:p>
          </table:table-cell>
        </table:table-row>
        <table:table-row>
          <table:table-cell table:style-name="Table1.A1" office:value-type="string">
            <text:p text:style-name="P38">sort</text:p>
          </table:table-cell>
          <table:table-cell table:style-name="Table1.A1" office:value-type="string">
            <text:p text:style-name="P38">Sorts input lines.</text:p>
          </table:table-cell>
        </table:table-row>
        <table:table-row>
          <table:table-cell table:style-name="Table1.A1" office:value-type="string">
            <text:p text:style-name="P38">grep</text:p>
          </table:table-cell>
          <table:table-cell table:style-name="Table1.A1" office:value-type="string">
            <text:p text:style-name="P38">Shows lines that match a regular expression.</text:p>
          </table:table-cell>
        </table:table-row>
        <table:table-row>
          <table:table-cell table:style-name="Table1.A1" office:value-type="string">
            <text:p text:style-name="P38">tr</text:p>
          </table:table-cell>
          <table:table-cell table:style-name="Table1.A1" office:value-type="string">
            <text:p text:style-name="P38">Translates or deletes specified character sets.</text:p>
          </table:table-cell>
        </table:table-row>
        <table:table-row>
          <table:table-cell table:style-name="Table1.A1" office:value-type="string">
            <text:p text:style-name="P38">sed</text:p>
          </table:table-cell>
          <table:table-cell table:style-name="Table1.A1" office:value-type="string">
            <text:p text:style-name="P38">Stream editor.</text:p>
          </table:table-cell>
        </table:table-row>
        <table:table-row>
          <table:table-cell table:style-name="Table1.A1" office:value-type="string">
            <text:p text:style-name="P38">uniq</text:p>
          </table:table-cell>
          <table:table-cell table:style-name="Table1.A1" office:value-type="string">
            <text:p text:style-name="P38">Discards all but one of successive identical lines.</text:p>
          </table:table-cell>
        </table:table-row>
        <table:table-row>
          <table:table-cell table:style-name="Table1.A1" office:value-type="string">
            <text:p text:style-name="P38">awk</text:p>
          </table:table-cell>
          <table:table-cell table:style-name="Table1.A1" office:value-type="string">
            <text:p text:style-name="P38">Highly-programmable field-processing.</text:p>
          </table:table-cell>
        </table:table-row>
      </table:table>
      <text:p text:style-name="P18"/>
      <text:p text:style-name="Text_20_body"/>
      <text:p text:style-name="Text_20_body"/>
      <text:p text:style-name="Text_20_body"><text:soft-page-break/></text:p>
      <text:h text:style-name="P37" text:outline-level="2">How to use Vim</text:h>
      <text:p text:style-name="Text_20_body"/>
      <text:p text:style-name="Text_20_body">Basically there are two modes in Vim: <text:span text:style-name="Emphasis">Normal mode</text:span> and <text:span text:style-name="Emphasis">Insert mode</text:span>. It starts up in normal mode which means that you cannot type text into your text file until you enter insert mode.</text:p>
      <text:p text:style-name="Text_20_body">To start Vim in Linux, just type <text:span text:style-name="Teletype">vim</text:span> in the terminal. You can optionally specify a file to open or create — if the file exists it will open the file, and if the file does not exist, it will be created. For example:</text:p>
      <text:p text:style-name="Text_20_body">$ <text:span text:style-name="Teletype">vim file.txt</text:span></text:p>
      <text:p text:style-name="Text_20_body">Pressing either the letter <text:span text:style-name="Emphasis">i</text:span> key or the <text:span text:style-name="Emphasis">INS</text:span> key will put you into Insert mode where you can enter text. Push the <text:span text:style-name="Emphasis">ESC</text:span> key to switch to <text:span text:style-name="Emphasis">Normal</text:span> mode where you can enter Vim commands.</text:p>
      <text:p text:style-name="Text_20_body">The following commands will be enough to start. There is also a tutorial built into vim that you can study to learn more. To start the Vim tutor, just type <text:span text:style-name="Teletype">vimtutor</text:span> in a terminal. The following summarizes most of what the vimtutor teaches as well as additional commands found in the user manual. After you go through the vimtutor, the following makes a good review that you can bookmark in case your memory of vim gets a little rusty down the road. The vimtutor also gives instructions on how to set up a configuration file that will automatically provide syntax highlighting when you start vim.</text:p>
      <text:h text:style-name="Heading_20_3" text:outline-level="3">Getting help</text:h>
      <text:p text:style-name="Text_20_body"><text:span text:style-name="Emphasis">F1</text:span> — this key will get you into the help pages of Vim from within the program, although if you are running vim inside a something like GNOME terminal, you might get the help pages for GNOME terminal when you use F1. The following help commands will always be available:</text:p>
      <text:list xml:id="list8967321327903683499" text:style-name="L1">
        <text:list-item>
          <text:p text:style-name="P23"><text:span text:style-name="Teletype">:help</text:span> — open the help pages </text:p>
        </text:list-item>
        <text:list-item>
          <text:p text:style-name="P23"><text:span text:style-name="Teletype">:q</text:span> — this will close the help screen. If the help screen is not open, it will exit Vim. </text:p>
        </text:list-item>
        <text:list-item>
          <text:p text:style-name="P1"><text:span text:style-name="Teletype">:help user-manual</text:span> — this will open the full user manual </text:p>
        </text:list-item>
      </text:list>
      <text:h text:style-name="Heading_20_3" text:outline-level="3">Closing Vim</text:h>
      <text:list xml:id="list7195444201715072743" text:style-name="L2">
        <text:list-item>
          <text:p text:style-name="P24"><text:span text:style-name="Teletype">:q</text:span> — quit Vim </text:p>
        </text:list-item>
        <text:list-item>
          <text:p text:style-name="P24"><text:span text:style-name="Teletype">:wq</text:span> — save file and quit Vim </text:p>
        </text:list-item>
        <text:list-item>
          <text:p text:style-name="P2"><text:span text:style-name="Teletype">:q!</text:span> — quit without saving </text:p>
        </text:list-item>
      </text:list>
      <text:h text:style-name="Heading_20_3" text:outline-level="3">Saving a file in Vim</text:h>
      <text:list xml:id="list5666833229735062134" text:style-name="L3">
        <text:list-item>
          <text:p text:style-name="P25"><text:span text:style-name="Teletype">:w</text:span> — saves the current file. </text:p>
        </text:list-item>
        <text:list-item>
          <text:p text:style-name="P25"><text:span text:style-name="Teletype">:w FILENAME</text:span> — save the file with the filename that you provide. If you specify a different name than the filename that you originally opened, Vim will go back to the original file name if you save it another time in the same session without specifying the new file name. </text:p>
        </text:list-item>
        <text:list-item>
          <text:p text:style-name="P25"><text:soft-page-break/><text:span text:style-name="Teletype">:saveas FILENAME</text:span> — this will save the file with your new name and continue editing it under the new filename. </text:p>
        </text:list-item>
        <text:list-item>
          <text:p text:style-name="P3"><text:span text:style-name="Teletype">:#,# w FILENAME</text:span> — saves just text between line numbers that you specify. </text:p>
        </text:list-item>
      </text:list>
      <text:h text:style-name="Heading_20_3" text:outline-level="3">Moving around the document</text:h>
      <text:list xml:id="list6993077799499467845" text:style-name="L4">
        <text:list-item>
          <text:p text:style-name="P26"><text:span text:style-name="Teletype">h</text:span> — moves cursor left </text:p>
        </text:list-item>
        <text:list-item>
          <text:p text:style-name="P26"><text:span text:style-name="Teletype">l</text:span> — moves cursor right </text:p>
        </text:list-item>
        <text:list-item>
          <text:p text:style-name="P26"><text:span text:style-name="Teletype">j</text:span> — moves cursor down </text:p>
        </text:list-item>
        <text:list-item>
          <text:p text:style-name="P4"><text:span text:style-name="Teletype">k</text:span> — moves cursor up </text:p>
        </text:list-item>
      </text:list>
      <text:p text:style-name="Text_20_body"/>
      <text:h text:style-name="Heading_20_3" text:outline-level="3">Adding text</text:h>
      <text:p text:style-name="Text_20_body">Vim generally starts in <text:span text:style-name="Emphasis">Normal mode</text:span>. To insert text into your file, press the letter <text:span text:style-name="Emphasis">i</text:span>. To return to Normal mode, press the <text:span text:style-name="Teletype">ESC</text:span> key, or more conveniently <text:span text:style-name="Teletype">Ctrl-c</text:span> or <text:span text:style-name="Teletype">Ctrl-[</text:span>.</text:p>
      <text:list xml:id="list2391125814961810756" text:style-name="L6">
        <text:list-item>
          <text:p text:style-name="P28"><text:span text:style-name="Teletype">i</text:span> — enters insert mode, inserting new text <text:span text:style-name="Emphasis">before</text:span> the point of the cursor </text:p>
        </text:list-item>
        <text:list-item>
          <text:p text:style-name="P28"><text:span text:style-name="Teletype">Shift-I</text:span> — moves the cursor to the beginning of the line and enters insert mode. </text:p>
        </text:list-item>
        <text:list-item>
          <text:p text:style-name="P28"><text:span text:style-name="Teletype">a</text:span> — enters insert mode, inserting (appending) new text <text:span text:style-name="Emphasis">after</text:span> the current point of the cursor </text:p>
        </text:list-item>
        <text:list-item>
          <text:p text:style-name="P28"><text:span text:style-name="Teletype">Shift-A</text:span> — enters insert mode, appending text to the end of the current line </text:p>
        </text:list-item>
        <text:list-item>
          <text:p text:style-name="P28"><text:span text:style-name="Teletype">o</text:span> — opens a line below the cursor and enters <text:span text:style-name="Emphasis">insert mode</text:span>. </text:p>
        </text:list-item>
        <text:list-item>
          <text:p text:style-name="P6"><text:span text:style-name="Teletype">Shift-O</text:span> — opens a line above the cursor and enters <text:span text:style-name="Emphasis">insert mode</text:span> </text:p>
        </text:list-item>
      </text:list>
      <text:h text:style-name="Heading_20_3" text:outline-level="3">Deleting text</text:h>
      <text:list xml:id="list6796389669717913841" text:style-name="L7">
        <text:list-item>
          <text:p text:style-name="P29"><text:span text:style-name="Teletype">dd</text:span> — deletes the current line </text:p>
        </text:list-item>
        <text:list-item>
          <text:p text:style-name="P29"><text:span text:style-name="Teletype">x</text:span> — deletes one letter under the cursor </text:p>
        </text:list-item>
        <text:list-item>
          <text:p text:style-name="P29"><text:span text:style-name="Teletype">dw</text:span> — deletes from the cursor to the end of the word including the space </text:p>
        </text:list-item>
        <text:list-item>
          <text:p text:style-name="P29"><text:span text:style-name="Teletype">de</text:span> — deletes from the cursor to the end of the word not including the space </text:p>
        </text:list-item>
        <text:list-item>
          <text:p text:style-name="P7"><text:span text:style-name="Teletype">d$</text:span> — deletes from cursor to the end of the current line </text:p>
        </text:list-item>
      </text:list>
      <text:p text:style-name="Text_20_body">You can tell Vim to repeat commands by giving it a number. For example, typing <text:span text:style-name="Teletype">4dw</text:span> will delete from the cursor to the end of the current word, plus 3 more words including the space after the word. It can also be typed with the number in the middle like this <text:span text:style-name="Teletype">d4w</text:span> and it will do the exact same thing as the previous example.</text:p>
      <text:h text:style-name="Heading_20_3" text:outline-level="3">How to undo commands in Vim</text:h>
      <text:p text:style-name="Text_20_body">This is one of the most important things to know:</text:p>
      <text:list xml:id="list2808848864907369251" text:style-name="L8">
        <text:list-item>
          <text:p text:style-name="P30"><text:span text:style-name="Teletype">u</text:span> — undo command </text:p>
        </text:list-item>
        <text:list-item>
          <text:p text:style-name="P30"><text:span text:style-name="Teletype">U</text:span> — undo everything on the line </text:p>
        </text:list-item>
        <text:list-item>
          <text:p text:style-name="P8"><text:span text:style-name="Teletype">CTRL-r</text:span> — redo command (after undoing it) </text:p>
        </text:list-item>
      </text:list>
      <text:h text:style-name="Heading_20_3" text:outline-level="3"><text:soft-page-break/>"Copy / paste" in Vim, or "putting" text</text:h>
      <text:p text:style-name="Text_20_body">When you delete text it is stored by Vim and you replace it by <text:span text:style-name="Emphasis">putting</text:span> it back with the <text:span text:style-name="Emphasis">p</text:span> key.</text:p>
      <text:list xml:id="list8868982772998013588" text:style-name="L9">
        <text:list-item>
          <text:p text:style-name="P9"><text:span text:style-name="Teletype">p</text:span> — paste the last deleted text on the line below the cursor. </text:p>
        </text:list-item>
      </text:list>
      <text:h text:style-name="Heading_20_3" text:outline-level="3">Retreiving and inserting a file into another file</text:h>
      <text:p text:style-name="Text_20_body">You can insert another text file into the current text file.</text:p>
      <text:list xml:id="list5581477083134153761" text:style-name="L10">
        <text:list-item>
          <text:p text:style-name="P10"><text:span text:style-name="Teletype">:r FILENAME</text:span> — inserts FILENAME into the current file. </text:p>
        </text:list-item>
      </text:list>
      <text:h text:style-name="Heading_20_3" text:outline-level="3">Replacing text</text:h>
      <text:list xml:id="list3340416783467986002" text:style-name="L11">
        <text:list-item>
          <text:p text:style-name="P31"><text:span text:style-name="Teletype">r</text:span> — press the letter <text:span text:style-name="Emphasis">r</text:span> and then the letter that you want to replace the letter under the cursor with. </text:p>
        </text:list-item>
        <text:list-item>
          <text:p text:style-name="P11"><text:span text:style-name="Teletype">Shift-R</text:span> — this works like the <text:span text:style-name="Emphasis">Insert</text:span> key. It allows you to type on top of the text, replacing it. When done, press <text:span text:style-name="Emphasis">ESC</text:span> to exit. </text:p>
        </text:list-item>
      </text:list>
      <text:h text:style-name="Heading_20_3" text:outline-level="3">Changing text</text:h>
      <text:list xml:id="list7558673205779227995" text:style-name="L12">
        <text:list-item>
          <text:p text:style-name="P32"><text:span text:style-name="Teletype">cw</text:span> — change the text from the cursor to the end of the word (deletes and goes into <text:span text:style-name="Emphasis">insert mode</text:span> </text:p>
        </text:list-item>
        <text:list-item>
          <text:p text:style-name="P12"><text:span text:style-name="Teletype">c$</text:span> — change the text from the cursor to the end of the line </text:p>
        </text:list-item>
      </text:list>
      <text:h text:style-name="Heading_20_3" text:outline-level="3">Searching for text</text:h>
      <text:list xml:id="list1863480767922193473" text:style-name="L13">
        <text:list-item>
          <text:p text:style-name="P33"><text:span text:style-name="Teletype">/</text:span> — search for text in a forward direction </text:p>
        </text:list-item>
        <text:list-item>
          <text:p text:style-name="P33"><text:span text:style-name="Teletype">?</text:span> — search for text in a backwards direction </text:p>
        </text:list-item>
        <text:list-item>
          <text:p text:style-name="P33"><text:span text:style-name="Teletype">n</text:span> — search again in the same direction </text:p>
        </text:list-item>
        <text:list-item>
          <text:p text:style-name="P33"><text:span text:style-name="Teletype">Shift-N</text:span> — search again in the opposite direction </text:p>
        </text:list-item>
        <text:list-item>
          <text:p text:style-name="P33"><text:span text:style-name="Teletype">f</text:span> — press <text:span text:style-name="Emphasis">f</text:span> and then another character and the cursor will move to that character on the current line. </text:p>
        </text:list-item>
        <text:list-item>
          <text:p text:style-name="P33"><text:span text:style-name="Teletype">Shift-F</text:span> — like <text:span text:style-name="Emphasis">f</text:span> but searches backwards </text:p>
        </text:list-item>
        <text:list-item>
          <text:p text:style-name="P33"><text:span text:style-name="Teletype">t</text:span> — like <text:span text:style-name="Emphasis">f</text:span> except that it moves the cursor one character before the specified character </text:p>
        </text:list-item>
        <text:list-item>
          <text:p text:style-name="P13"><text:span text:style-name="Teletype">Shift-T</text:span> — like <text:span text:style-name="Emphasis">t</text:span> but in a backwards direction </text:p>
        </text:list-item>
      </text:list>
      <text:p text:style-name="Text_20_body">There are many other nice tricks you can employ. While in the search mode, try the following options:</text:p>
      <text:list xml:id="list2137776634875858608" text:style-name="L14">
        <text:list-item>
          <text:p text:style-name="P34"><text:span text:style-name="Teletype">:set ic</text:span> — ignore case (i.e., case-insensitive search) </text:p>
        </text:list-item>
        <text:list-item>
          <text:p text:style-name="P34"><text:span text:style-name="Teletype">:set hls is</text:span> — make it a highlighted incremental search </text:p>
        </text:list-item>
        <text:list-item>
          <text:p text:style-name="P14"><text:span text:style-name="Teletype">:set noh</text:span> — remove the highlighing option </text:p>
        </text:list-item>
      </text:list>
      <text:h text:style-name="Heading_20_3" text:outline-level="3">Substitute, or find and replace text</text:h>
      <text:list xml:id="list573897017549287232" text:style-name="L15">
        <text:list-item>
          <text:p text:style-name="P35"><text:span text:style-name="Teletype">:s/old/new</text:span> — Substitutes <text:span text:style-name="Emphasis">new</text:span> for <text:span text:style-name="Emphasis">old</text:span> on the current line, but only the first occurance of the word. </text:p>
        </text:list-item>
        <text:list-item>
          <text:p text:style-name="P35"><text:span text:style-name="Teletype">:s/old/new/g</text:span> — substitutes <text:span text:style-name="Emphasis">new</text:span> for <text:span text:style-name="Emphasis">old</text:span> every time it appears on the current line. </text:p>
        </text:list-item>
        <text:list-item>
          <text:p text:style-name="P35"><text:soft-page-break/><text:span text:style-name="Teletype">:#,#s/old/new/g</text:span> — substitutes <text:span text:style-name="Emphasis">new</text:span> for <text:span text:style-name="Emphasis">old</text:span> every time it occurs between line numbers placed where the # symbols are. (Ctrl-g will tell you the current line number that the cursor is on.) </text:p>
        </text:list-item>
        <text:list-item>
          <text:p text:style-name="P35"><text:span text:style-name="Teletype">:%s/old/new/g</text:span> — substitutes <text:span text:style-name="Emphasis">new</text:span> for <text:span text:style-name="Emphasis">old</text:span> every time it occurs in the entire file. </text:p>
        </text:list-item>
        <text:list-item>
          <text:p text:style-name="P15"><text:span text:style-name="Teletype">:%s/old/new/gc</text:span> — this works like the previous example except asks for confirmation each time the text is replaced. </text:p>
        </text:list-item>
      </text:list>
      <text:h text:style-name="Heading_20_3" text:outline-level="3">Matching parentheses</text:h>
      <text:list xml:id="list6901439132641519045" text:style-name="L16">
        <text:list-item>
          <text:p text:style-name="P16"><text:span text:style-name="Teletype">%</text:span> — helps you find matching brackets: (, [, and { </text:p>
        </text:list-item>
      </text:list>
      <text:h text:style-name="Heading_20_3" text:outline-level="3">Executing commands</text:h>
      <text:p text:style-name="Text_20_body">You can send commands to the terminal from within Vim, for example to list the contents of a directory.</text:p>
      <text:p text:style-name="Text_20_body">Here are a couple of examples in Linux, or in Windows under Cygwin:</text:p>
      <text:list xml:id="list7664532307994899462" text:style-name="L17">
        <text:list-item>
          <text:p text:style-name="P17"><text:span text:style-name="Teletype">:!ls</text:span> — This will list the contents of the current directory, and then return you to Vim when you are done. If you are using Vim at a command prompt in Microsoft Windows without Cygwin, you should be able to type <text:span text:style-name="Teletype">:!dir</text:span> to get a list of directory contents. If you are using Vim at the command line in Windows and don't have <text:a xlink:type="simple" xlink:href="http://www.cygwin.com/" text:style-name="Internet_20_link" text:visited-style-name="Visited_20_Internet_20_Link">Cygwin</text:a>, consider downloading it and trying it. </text:p>
        </text:list-item>
      </text:list>
      <text:p text:style-name="Text_20_body">You can even run external programs from within Vim by prefixing the commands with <text:span text:style-name="Teletyp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il </meta:initial-creator>
    <meta:creation-date>2017-02-14T22:16:27.765255403</meta:creation-date>
    <dc:date>2017-02-14T22:46:03.695459806</dc:date>
    <dc:creator>sunil </dc:creator>
    <meta:editing-duration>PT14M25S</meta:editing-duration>
    <meta:editing-cycles>2</meta:editing-cycles>
    <meta:generator>LibreOffice/4.3.3.2$Linux_X86_64 LibreOffice_project/430m0$Build-2</meta:generator>
    <meta:document-statistic meta:table-count="1" meta:image-count="0" meta:object-count="0" meta:page-count="8" meta:paragraph-count="202" meta:word-count="2207" meta:character-count="12076" meta:non-whitespace-character-count="10016"/>
  </office:meta>
</office:document-meta>
</file>